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 style:font-name-asian="Monospace" style:font-name-complex="Monospa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<text:span text:style-name="T1"><text:a xlink:href="mailto:punamsj20@gmail.com" xlink:type="simple">punamsj20@gmail.com</text:a></text:span>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string" calcext:value-type="string">
            <text:p>seleniumtoo@gmail.com</text:p>
          </table:table-cell>
          <table:table-cell office:value-type="string" calcext:value-type="string">
            <text:p><text:span text:style-name="T1"><text:a xlink:href="mailto:tool@123" xlink:type="simple">tool@123</text:a></text:span></text:p>
          </table:table-cell>
        </table:table-row>
        <table:table-row table:style-name="ro1">
          <table:table-cell office:value-type="string" calcext:value-type="string">
            <text:p><text:span text:style-name="T1"><text:a xlink:href="mailto:joshipunam207@gmail.com" xlink:type="simple">joshipunam207@gmail.com</text:a></text:span></text:p>
          </table:table-cell>
          <table:table-cell office:value-type="float" office:value="7218374140" calcext:value-type="float">
            <text:p>7218374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8:00:59.713257813</meta:creation-date>
    <dc:date>2019-12-17T18:02:52.100291659</dc:date>
    <meta:editing-duration>PT1M57S</meta:editing-duration>
    <meta:editing-cycles>1</meta:editing-cycles>
    <meta:generator>LibreOffice/6.0.7.3$Linux_X86_64 LibreOffice_project/00m0$Build-3</meta:generator>
    <meta:document-statistic meta:table-count="1" meta:cell-count="6" meta:object-count="0"/>
  </office:meta>
</office:document-meta>
</file>